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89f4" officeooo:paragraph-rsid="000f89f4"/>
    </style:style>
    <style:style style:name="P2" style:family="paragraph" style:parent-style-name="Standard">
      <style:text-properties officeooo:rsid="000f89f4" officeooo:paragraph-rsid="0011155c"/>
    </style:style>
    <style:style style:name="P3" style:family="paragraph" style:parent-style-name="Standard">
      <style:text-properties officeooo:rsid="00100d4a" officeooo:paragraph-rsid="00100d4a"/>
    </style:style>
    <style:style style:name="P4" style:family="paragraph" style:parent-style-name="Standard">
      <style:text-properties officeooo:rsid="0011155c" officeooo:paragraph-rsid="0011155c"/>
    </style:style>
    <style:style style:name="T1" style:family="text">
      <style:text-properties officeooo:rsid="001047e9"/>
    </style:style>
    <style:style style:name="T2" style:family="text">
      <style:text-properties officeooo:rsid="0011155c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nfounder_Smart_Video_Car_Kit_for_RaspberryPi/server</text:p>
      <text:p text:style-name="P1"/>
      <text:p text:style-name="P2"><text:span text:style-name="T3">motor2_final.py: </text:span></text:p>
      <text:p text:style-name="P2"><text:span text:style-name="T3"/></text:p>
      <text:p text:style-name="P2"><text:span text:style-name="T2">M</text:span>oves forward.</text:p>
      <text:p text:style-name="P2"/>
      <text:p text:style-name="P2"><text:span text:style-name="T2">I</text:span>f detects something, stops.</text:p>
      <text:p text:style-name="P2"/>
      <text:p text:style-name="P2">Moves right, and try to find if any obstacle is present. </text:p>
      <text:p text:style-name="P2"/>
      <text:p text:style-name="P2">Send the information to the cloud. </text:p>
      <text:p text:style-name="P2"/>
      <text:p text:style-name="P2">If the distance <text:span text:style-name="T2">found int the cloud,</text:span> <text:span text:style-name="T2">is </text:span>above threshold <text:span text:style-name="T2">(no action done by the cloud)</text:span>, the car moves right. </text:p>
      <text:p text:style-name="P2"/>
      <text:p text:style-name="P4">If the distance found is below the threshold, the cloud will trigger an action, and the car will turn left.</text:p>
      <text:p text:style-name="P1"/>
      <text:p text:style-name="P1"/>
      <text:p text:style-name="P3"><text:span text:style-name="T3">Others: </text:span><text:span text:style-name="T1">U</text:span>ser defined librari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9:14:09.850181884</meta:creation-date>
    <dc:date>2017-08-14T19:52:32.891430354</dc:date>
    <meta:editing-duration>PT38M23S</meta:editing-duration>
    <meta:editing-cycles>5</meta:editing-cycles>
    <meta:generator>LibreOffice/4.3.3.2$Linux_ARM_EABI LibreOffice_project/430m0$Build-2</meta:generator>
    <meta:document-statistic meta:table-count="0" meta:image-count="0" meta:object-count="0" meta:page-count="1" meta:paragraph-count="9" meta:word-count="69" meta:character-count="451" meta:non-whitespace-character-count="386"/>
  </office:meta>
</office:document-meta>
</file>